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3cm" draw:marker-end-width="0.253cm" draw:fill="solid" draw:fill-color="#111111" draw:textarea-horizontal-align="justify" draw:textarea-vertical-align="middle" draw:auto-grow-height="false" fo:min-height="169.462cm" fo:min-width="169.212cm" fo:padding-top="0.143cm" fo:padding-bottom="0.143cm" fo:padding-left="0.268cm" fo:padding-right="0.268cm"/>
    </style:style>
    <style:style style:name="gr2" style:family="graphic" style:parent-style-name="standard">
      <style:graphic-properties svg:stroke-width="4.516cm" svg:stroke-color="#ffffff" draw:marker-start-width="6.974cm" draw:marker-end-width="6.974cm" draw:fill="solid" draw:fill-color="#333333" loext:fill-use-slide-background="false" draw:textarea-horizontal-align="justify" draw:textarea-vertical-align="middle" draw:auto-grow-height="false" fo:min-height="153.632cm" fo:min-width="153.382cm" fo:padding-top="2.383cm" fo:padding-bottom="2.383cm" fo:padding-left="2.508cm" fo:padding-right="2.508cm"/>
    </style:style>
    <style:style style:name="P1" style:family="paragraph">
      <loext:graphic-properties draw:fill="solid" draw:fill-color="#111111"/>
      <style:paragraph-properties fo:text-align="center"/>
    </style:style>
    <style:style style:name="P2" style:family="paragraph">
      <loext:graphic-properties draw:fill="solid"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0cm" svg:height="240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24cm" svg:height="224cm" svg:x="1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6cm" fo:page-height="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0T11:33:07.999000000</meta:creation-date>
    <dc:date>2025-01-20T11:38:18.502000000</dc:date>
    <meta:editing-duration>PT5M12S</meta:editing-duration>
    <meta:editing-cycles>1</meta:editing-cycles>
    <meta:document-statistic meta:object-count="2"/>
    <meta:generator>LibreOffice/7.5.3.2$Windows_X86_64 LibreOffice_project/9f56dff12ba03b9acd7730a5a481eea045e468f3</meta:generator>
  </office:meta>
</office:document-meta>
</file>